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2704" officeooo:paragraph-rsid="001d2704"/>
    </style:style>
    <style:style style:name="P2" style:family="paragraph" style:parent-style-name="Standard">
      <style:text-properties officeooo:rsid="001df321" officeooo:paragraph-rsid="001df321"/>
    </style:style>
    <style:style style:name="P3" style:family="paragraph" style:parent-style-name="Standard">
      <style:paragraph-properties fo:text-align="start" style:justify-single-word="false"/>
      <style:text-properties officeooo:rsid="001df321" officeooo:paragraph-rsid="001df321"/>
    </style:style>
    <style:style style:name="P4" style:family="paragraph" style:parent-style-name="Standard">
      <style:paragraph-properties fo:text-align="start" style:justify-single-word="false"/>
      <style:text-properties officeooo:rsid="001e7747" officeooo:paragraph-rsid="001e7747"/>
    </style:style>
    <style:style style:name="P5" style:family="paragraph" style:parent-style-name="Standard">
      <style:paragraph-properties fo:text-align="start" style:justify-single-word="false"/>
      <style:text-properties officeooo:rsid="001ef46e" officeooo:paragraph-rsid="001ef46e"/>
    </style:style>
    <style:style style:name="P6" style:family="paragraph" style:parent-style-name="Standard">
      <style:paragraph-properties fo:text-align="start" style:justify-single-word="false"/>
      <style:text-properties officeooo:paragraph-rsid="001f19a5"/>
    </style:style>
    <style:style style:name="P7" style:family="paragraph" style:parent-style-name="Standard">
      <style:paragraph-properties fo:text-align="start" style:justify-single-word="false"/>
      <style:text-properties officeooo:rsid="001f19a5" officeooo:paragraph-rsid="001f19a5"/>
    </style:style>
    <style:style style:name="P8" style:family="paragraph" style:parent-style-name="Standard">
      <style:paragraph-properties fo:text-align="start" style:justify-single-word="false"/>
      <style:text-properties officeooo:rsid="002097b0" officeooo:paragraph-rsid="002097b0"/>
    </style:style>
    <style:style style:name="P9" style:family="paragraph" style:parent-style-name="Standard">
      <style:paragraph-properties fo:text-align="start" style:justify-single-word="false"/>
      <style:text-properties officeooo:rsid="00226b92" officeooo:paragraph-rsid="00226b92"/>
    </style:style>
    <style:style style:name="P10" style:family="paragraph" style:parent-style-name="Standard">
      <style:paragraph-properties fo:text-align="start" style:justify-single-word="false"/>
      <style:text-properties officeooo:rsid="0023a6e5" officeooo:paragraph-rsid="0023a6e5"/>
    </style:style>
    <style:style style:name="P11" style:family="paragraph" style:parent-style-name="Heading_20_1">
      <style:paragraph-properties fo:break-before="page"/>
      <style:text-properties officeooo:rsid="00258160" officeooo:paragraph-rsid="00258160"/>
    </style:style>
    <style:style style:name="P12" style:family="paragraph" style:parent-style-name="Standard">
      <style:text-properties officeooo:rsid="001df321" officeooo:paragraph-rsid="001df321" fo:background-color="#81d41a"/>
    </style:style>
    <style:style style:name="P13" style:family="paragraph" style:parent-style-name="Standard">
      <style:paragraph-properties fo:text-align="start" style:justify-single-word="false"/>
      <style:text-properties fo:font-weight="normal" officeooo:rsid="002097b0" officeooo:paragraph-rsid="002097b0" style:font-weight-asian="normal" style:font-weight-complex="normal"/>
    </style:style>
    <style:style style:name="P14" style:family="paragraph" style:parent-style-name="Standard">
      <style:text-properties officeooo:rsid="001d2704" officeooo:paragraph-rsid="001d2704"/>
    </style:style>
    <style:style style:name="P15" style:family="paragraph" style:parent-style-name="Standard">
      <style:paragraph-properties fo:text-align="start" style:justify-single-word="false"/>
      <style:text-properties officeooo:rsid="0023a6e5" officeooo:paragraph-rsid="0023a6e5"/>
    </style:style>
    <style:style style:name="P16" style:family="paragraph" style:parent-style-name="Text_20_body">
      <style:text-properties officeooo:rsid="00258160" officeooo:paragraph-rsid="00258160"/>
    </style:style>
    <style:style style:name="P17" style:family="paragraph" style:parent-style-name="Text_20_body">
      <style:text-properties officeooo:rsid="0026e63d" officeooo:paragraph-rsid="0026e63d"/>
    </style:style>
    <style:style style:name="P18" style:family="paragraph" style:parent-style-name="Text_20_body">
      <style:text-properties officeooo:rsid="00288cdc" officeooo:paragraph-rsid="00288cdc"/>
    </style:style>
    <style:style style:name="P19" style:family="paragraph" style:parent-style-name="Text_20_body">
      <style:text-properties fo:font-weight="bold" officeooo:rsid="00288cdc" officeooo:paragraph-rsid="00288cdc" style:font-weight-asian="bold" style:font-weight-complex="bold"/>
    </style:style>
    <style:style style:name="P20" style:family="paragraph" style:parent-style-name="Text_20_body">
      <style:text-properties fo:font-weight="bold" officeooo:rsid="002a3ff9" officeooo:paragraph-rsid="002a3ff9" style:font-weight-asian="bold" style:font-weight-complex="bold"/>
    </style:style>
    <style:style style:name="P21" style:family="paragraph" style:parent-style-name="Text_20_body">
      <style:text-properties fo:font-weight="bold" officeooo:rsid="002bea02" officeooo:paragraph-rsid="002bea02" style:font-weight-asian="bold" style:font-weight-complex="bold"/>
    </style:style>
    <style:style style:name="P22" style:family="paragraph" style:parent-style-name="Text_20_body">
      <style:text-properties fo:font-weight="bold" officeooo:rsid="002c24a4" officeooo:paragraph-rsid="002c24a4" style:font-weight-asian="bold" style:font-weight-complex="bold"/>
    </style:style>
    <style:style style:name="P23" style:family="paragraph" style:parent-style-name="Text_20_body">
      <style:text-properties fo:font-weight="bold" officeooo:rsid="002c24a4" officeooo:paragraph-rsid="002d462f" style:font-weight-asian="bold" style:font-weight-complex="bold"/>
    </style:style>
    <style:style style:name="P24" style:family="paragraph" style:parent-style-name="Text_20_body">
      <style:text-properties fo:font-weight="bold" officeooo:rsid="002d462f" officeooo:paragraph-rsid="002d462f" style:font-weight-asian="bold" style:font-weight-complex="bold"/>
    </style:style>
    <style:style style:name="P25" style:family="paragraph" style:parent-style-name="Text_20_body">
      <style:text-properties fo:font-weight="normal" officeooo:rsid="002bea02" officeooo:paragraph-rsid="002bea02" style:font-weight-asian="normal" style:font-weight-complex="normal"/>
    </style:style>
    <style:style style:name="P26" style:family="paragraph" style:parent-style-name="Text_20_body">
      <style:text-properties fo:font-weight="normal" officeooo:rsid="002c24a4" officeooo:paragraph-rsid="002c24a4" style:font-weight-asian="normal" style:font-weight-complex="normal"/>
    </style:style>
    <style:style style:name="P27" style:family="paragraph" style:parent-style-name="Text_20_body">
      <style:text-properties officeooo:rsid="002d462f" officeooo:paragraph-rsid="002d462f"/>
    </style:style>
    <style:style style:name="P28" style:family="paragraph" style:parent-style-name="Text_20_body">
      <style:text-properties officeooo:rsid="002c24a4" officeooo:paragraph-rsid="002d462f"/>
    </style:style>
    <style:style style:name="P29" style:family="paragraph" style:parent-style-name="Text_20_body">
      <style:paragraph-properties fo:text-align="start" style:justify-single-word="false"/>
      <style:text-properties officeooo:rsid="002c24a4" officeooo:paragraph-rsid="002f3da7"/>
    </style:style>
    <style:style style:name="P30" style:family="paragraph" style:parent-style-name="Text_20_body">
      <style:paragraph-properties fo:text-align="start" style:justify-single-word="false"/>
      <style:text-properties officeooo:rsid="002f3da7" officeooo:paragraph-rsid="002f3da7"/>
    </style:style>
    <style:style style:name="P31" style:family="paragraph" style:parent-style-name="Text_20_body">
      <style:paragraph-properties fo:text-align="start" style:justify-single-word="false"/>
      <style:text-properties officeooo:rsid="00304bc7" officeooo:paragraph-rsid="00304bc7"/>
    </style:style>
    <style:style style:name="P32" style:family="paragraph" style:parent-style-name="Text_20_body">
      <style:paragraph-properties fo:text-align="start" style:justify-single-word="false"/>
      <style:text-properties officeooo:rsid="0031f568" officeooo:paragraph-rsid="0031f568"/>
    </style:style>
    <style:style style:name="P33" style:family="paragraph" style:parent-style-name="Text_20_body">
      <style:paragraph-properties fo:text-align="start" style:justify-single-word="false"/>
      <style:text-properties officeooo:rsid="0031f568" officeooo:paragraph-rsid="0031f568" fo:background-color="transparent"/>
    </style:style>
    <style:style style:name="T1" style:family="text">
      <style:text-properties officeooo:rsid="001df321"/>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background-color="#81d41a" loext:char-shading-value="0"/>
    </style:style>
    <style:style style:name="T5" style:family="text">
      <style:text-properties fo:background-color="#2a6099" loext:char-shading-value="0"/>
    </style:style>
    <style:style style:name="T6" style:family="text">
      <style:text-properties officeooo:rsid="001e7747"/>
    </style:style>
    <style:style style:name="T7" style:family="text">
      <style:text-properties officeooo:rsid="001ef46e"/>
    </style:style>
    <style:style style:name="T8" style:family="text">
      <style:text-properties officeooo:rsid="001f19a5"/>
    </style:style>
    <style:style style:name="T9" style:family="text">
      <style:text-properties fo:background-color="#00a933" loext:char-shading-value="0"/>
    </style:style>
    <style:style style:name="T10" style:family="text">
      <style:text-properties fo:font-weight="bold" style:font-weight-asian="bold" style:font-weight-complex="bold"/>
    </style:style>
    <style:style style:name="T11" style:family="text">
      <style:text-properties fo:font-weight="bold" officeooo:rsid="002bea02" style:font-weight-asian="bold" style:font-weight-complex="bold"/>
    </style:style>
    <style:style style:name="T12" style:family="text">
      <style:text-properties fo:font-weight="bold" officeooo:rsid="002bea02" style:font-weight-asian="bold" style:font-weight-complex="bold"/>
    </style:style>
    <style:style style:name="T13" style:family="text">
      <style:text-properties fo:font-weight="bold" officeooo:rsid="002d462f"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bold" officeooo:rsid="002d462f" fo:background-color="#ffff00" loext:char-shading-value="0" style:font-weight-asian="bold" style:font-weight-complex="bold"/>
    </style:style>
    <style:style style:name="T16" style:family="text">
      <style:text-properties fo:font-weight="bold" fo:background-color="transparent" loext:char-shading-value="0" style:font-weight-asian="bold" style:font-weight-complex="bold"/>
    </style:style>
    <style:style style:name="T17" style:family="text">
      <style:text-properties fo:font-weight="bold" officeooo:rsid="002f3da7" fo:background-color="transparent" loext:char-shading-value="0" style:font-weight-asian="bold" style:font-weight-complex="bold"/>
    </style:style>
    <style:style style:name="T18" style:family="text">
      <style:text-properties fo:font-weight="bold" officeooo:rsid="002bea02" fo:background-color="transparent" loext:char-shading-value="0" style:font-weight-asian="bold" style:font-weight-complex="bold"/>
    </style:style>
    <style:style style:name="T19" style:family="text">
      <style:text-properties fo:font-weight="bold" officeooo:rsid="002d462f" fo:background-color="transparent" loext:char-shading-value="0" style:font-weight-asian="bold" style:font-weight-complex="bold"/>
    </style:style>
    <style:style style:name="T20" style:family="text">
      <style:text-properties fo:font-weight="bold" officeooo:rsid="00304bc7" fo:background-color="transparent" loext:char-shading-value="0" style:font-weight-asian="bold" style:font-weight-complex="bold"/>
    </style:style>
    <style:style style:name="T21" style:family="text">
      <style:text-properties fo:font-weight="bold" fo:background-color="#158466" loext:char-shading-value="0" style:font-weight-asian="bold" style:font-weight-complex="bold"/>
    </style:style>
    <style:style style:name="T22" style:family="text">
      <style:text-properties fo:font-weight="bold" officeooo:rsid="002d462f" fo:background-color="#158466" loext:char-shading-value="0" style:font-weight-asian="bold" style:font-weight-complex="bold"/>
    </style:style>
    <style:style style:name="T23" style:family="text">
      <style:text-properties fo:font-weight="bold" officeooo:rsid="002bea02" fo:background-color="#158466" loext:char-shading-value="0" style:font-weight-asian="bold" style:font-weight-complex="bold"/>
    </style:style>
    <style:style style:name="T24" style:family="text">
      <style:text-properties fo:font-weight="bold" officeooo:rsid="002bea02" fo:background-color="#158466" loext:char-shading-value="0" style:font-weight-asian="bold" style:font-weight-complex="bold"/>
    </style:style>
    <style:style style:name="T25" style:family="text">
      <style:text-properties fo:font-weight="bold" officeooo:rsid="002f3da7" fo:background-color="#158466" loext:char-shading-value="0" style:font-weight-asian="bold" style:font-weight-complex="bold"/>
    </style:style>
    <style:style style:name="T26" style:family="text">
      <style:text-properties fo:font-weight="bold" fo:background-color="#158466" loext:char-shading-value="0" style:font-weight-asian="bold" style:font-weight-complex="bold"/>
    </style:style>
    <style:style style:name="T27" style:family="text">
      <style:text-properties fo:font-weight="bold" officeooo:rsid="002d462f" fo:background-color="#bf0041" loext:char-shading-value="0" style:font-weight-asian="bold" style:font-weight-complex="bold"/>
    </style:style>
    <style:style style:name="T28" style:family="text">
      <style:text-properties fo:font-weight="bold" officeooo:rsid="002bea02" fo:background-color="#bf0041" loext:char-shading-value="0" style:font-weight-asian="bold" style:font-weight-complex="bold"/>
    </style:style>
    <style:style style:name="T29" style:family="text">
      <style:text-properties fo:font-weight="bold" officeooo:rsid="002f3da7" fo:background-color="#bf0041" loext:char-shading-value="0" style:font-weight-asian="bold" style:font-weight-complex="bold"/>
    </style:style>
    <style:style style:name="T30" style:family="text">
      <style:text-properties fo:font-weight="bold" fo:background-color="#bf0041" loext:char-shading-value="0" style:font-weight-asian="bold" style:font-weight-complex="bold"/>
    </style:style>
    <style:style style:name="T31" style:family="text">
      <style:text-properties fo:font-weight="bold" fo:background-color="#ff0000" loext:char-shading-value="0"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2d462f" style:font-weight-asian="normal" style:font-weight-complex="normal"/>
    </style:style>
    <style:style style:name="T34" style:family="text">
      <style:text-properties fo:font-weight="normal" fo:background-color="#ffff00" loext:char-shading-value="0" style:font-weight-asian="normal" style:font-weight-complex="normal"/>
    </style:style>
    <style:style style:name="T35" style:family="text">
      <style:text-properties fo:font-weight="normal" fo:background-color="#158466" loext:char-shading-value="0" style:font-weight-asian="normal" style:font-weight-complex="normal"/>
    </style:style>
    <style:style style:name="T36" style:family="text">
      <style:text-properties fo:font-weight="normal" officeooo:rsid="002d462f" fo:background-color="#158466" loext:char-shading-value="0" style:font-weight-asian="normal" style:font-weight-complex="normal"/>
    </style:style>
    <style:style style:name="T37" style:family="text">
      <style:text-properties fo:font-weight="normal" officeooo:rsid="002f3da7" fo:background-color="#158466" loext:char-shading-value="0" style:font-weight-asian="normal" style:font-weight-complex="normal"/>
    </style:style>
    <style:style style:name="T38" style:family="text">
      <style:text-properties fo:font-weight="normal" officeooo:rsid="002d462f" fo:background-color="transparent" loext:char-shading-value="0" style:font-weight-asian="normal" style:font-weight-complex="normal"/>
    </style:style>
    <style:style style:name="T39" style:family="text">
      <style:text-properties fo:font-weight="normal" fo:background-color="transparent" loext:char-shading-value="0" style:font-weight-asian="normal" style:font-weight-complex="normal"/>
    </style:style>
    <style:style style:name="T40" style:family="text">
      <style:text-properties fo:font-weight="normal" officeooo:rsid="002f3da7" fo:background-color="transparent" loext:char-shading-value="0" style:font-weight-asian="normal" style:font-weight-complex="normal"/>
    </style:style>
    <style:style style:name="T41" style:family="text">
      <style:text-properties fo:font-weight="normal" fo:background-color="#bf0041" loext:char-shading-value="0" style:font-weight-asian="normal" style:font-weight-complex="normal"/>
    </style:style>
    <style:style style:name="T42" style:family="text">
      <style:text-properties fo:font-weight="normal" officeooo:rsid="002d462f" fo:background-color="#bf0041" loext:char-shading-value="0" style:font-weight-asian="normal" style:font-weight-complex="normal"/>
    </style:style>
    <style:style style:name="T43" style:family="text">
      <style:text-properties fo:font-weight="normal" officeooo:rsid="002f3da7" fo:background-color="#bf0041" loext:char-shading-value="0" style:font-weight-asian="normal" style:font-weight-complex="normal"/>
    </style:style>
    <style:style style:name="T44" style:family="text">
      <style:text-properties fo:font-weight="normal" officeooo:rsid="002f3da7" fo:background-color="#ff0000" loext:char-shading-value="0" style:font-weight-asian="normal" style:font-weight-complex="normal"/>
    </style:style>
    <style:style style:name="T45" style:family="text">
      <style:text-properties fo:font-weight="normal" officeooo:rsid="002d462f" fo:background-color="#ff0000" loext:char-shading-value="0" style:font-weight-asian="normal" style:font-weight-complex="normal"/>
    </style:style>
    <style:style style:name="T46" style:family="text">
      <style:text-properties officeooo:rsid="002bea02"/>
    </style:style>
    <style:style style:name="T47" style:family="text">
      <style:text-properties officeooo:rsid="002bea02" fo:background-color="#158466" loext:char-shading-value="0"/>
    </style:style>
    <style:style style:name="T48" style:family="text">
      <style:text-properties officeooo:rsid="002d462f" fo:background-color="#158466" loext:char-shading-value="0"/>
    </style:style>
    <style:style style:name="T49" style:family="text">
      <style:text-properties officeooo:rsid="002d462f"/>
    </style:style>
    <style:style style:name="T50" style:family="text">
      <style:text-properties officeooo:rsid="002d462f" fo:background-color="#bf0041"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IJN</text:h>
      <text:p text:style-name="P1"/>
      <text:p text:style-name="P1">dus een lijn is y = mx+c</text:p>
      <text:p text:style-name="P1">waar y uw y is, m is uw slope verandering van x over verandering in y, en c is uw increase van het volgende punt?</text:p>
      <text:p text:style-name="P1"/>
      <text:p text:style-name="P1">bij een geqwone lijn, is de volgende pixel altijd xVOLGENT= xNU + 1, want je wilt naar de volgende pixel.</text:p>
      <text:p text:style-name="P1"/>
      <text:p text:style-name="P1">voor y, als de slope 0 is, blijft y gewoon gelijk, y VOLGENT kan ook yNU + 1 zijn voor de volgende - dit moet je beslissen.</text:p>
      <text:p text:style-name="P1"/>
      <text:p text:style-name="P1">dus moeten we y houden of y omhoogdoen met 1? hoe beslis je dit.</text:p>
      <text:p text:style-name="P1"/>
      <text:p text:style-name="P1">de beslissing van die y, is om te kiezen of we een pixel naar boven of op dezelfde pixel moeten blijven, de x gaat gewoon omhoog opd it moment want we hebben een lijn die gewoon naar rechts gaat.</text:p>
      <text:p text:style-name="P1"/>
      <text:p text:style-name="P1">uw actuele punt waar uw lijn zou getekent worden, met de float, heeft een punt. als je uit het midden van uw pixel een normale tekent recht op uw lijn de je wilt tekenen actueel, en berekent welke midden van welke pixel daar het dichtste tegen ligt, kies je de dichtsbijzijnde, dit is de pixel die je kiest.</text:p>
      <text:p text:style-name="P1"/>
      <text:p text:style-name="P1">het volgende exacte punt is altijd y = m(xNU + 1) +c</text:p>
      <text:p text:style-name="P1"/>
      <text:p text:style-name="P1">bereken dus nu eerst welke distance er kleiner is vanaf die perfecte pixel, dat is basically,</text:p>
      <text:p text:style-name="P1">d1 = y - y<text:span text:style-name="T1">k</text:span></text:p>
      <text:p text:style-name="P1">d2 = y<text:span text:style-name="T1">+1(het zit erboven) - y</text:span></text:p>
      <text:p text:style-name="P1"/>
      <text:p text:style-name="P2">if d1-d2 kleiner dan 0, y blijft</text:p>
      <text:p text:style-name="P2">if d1-2 groter dan 0, kies boven</text:p>
      <text:p text:style-name="P2"/>
      <text:p text:style-name="P2">d1-d2 = (m(xk + 1) + c -yk) - (yk+1 - (m(xk + 1) + c)</text:p>
      <text:p text:style-name="P2"><text:tab/>= <text:span text:style-name="T2">m(xk +1) </text:span><text:span text:style-name="T4">+c </text:span>-<text:span text:style-name="T5">yk</text:span> <text:span text:style-name="T5">- yk </text:span>- 1 + <text:span text:style-name="T2">m(xk +1) </text:span><text:span text:style-name="T4">+ c</text:span></text:p>
      <text:p text:style-name="P12">(3 termen die telkens twee keer voorkomen.</text:p>
      <text:p text:style-name="P3"><text:tab/>= 2*m(xk +1) + 2*c - 2*yk -1</text:p>
      <text:p text:style-name="P3">remember m is hier verschil van y over verschil in x.<text:span text:style-name="T6">, zo'n division is basicallya ltijd een float, hoe ga je hier van weg</text:span></text:p>
      <text:p text:style-name="P4">je moet de denominator wegrekenen, door die maal het verschil in x te doen. (we vermenigvuldigen gewoon de hele expressie met dx.)</text:p>
      <text:p text:style-name="P4">dx*(d1-d2) = dx*(2*dy/dx*(xk + 1) - 2*yk + 2*c -1)</text:p>
      <text:p text:style-name="P4"><text:tab/>= 2*<text:span text:style-name="T7">dy</text:span>(xk+1) - 2*dx*yk + 2 *dx*c - dx</text:p>
      <text:p text:style-name="P5"><text:tab/>= 2*dy*xk + 2*dy - 2*dx*yk + 2 *dx*c - dx -&gt; in een variabele D, of Pk, of P, ....</text:p>
      <text:p text:style-name="P5"/>
      <text:p text:style-name="P7">vanaf hier mag je +2*dy +2*dx*c-dx weglaten omdat dit een constate is en altijd hetzelfde blijft ofzoiets</text:p>
      <text:p text:style-name="P7">je houdt dus</text:p>
      <text:p text:style-name="P6"><text:tab/><text:span text:style-name="T8">P </text:span>= 2*dy*xk - 2<text:span text:style-name="T8">*</text:span>dx<text:span text:style-name="T8">*yk over (+K) het andere deel dat weg gelaten werd. dit is uw beslissingsvariabele.</text:span></text:p>
      <text:p text:style-name="P7">vervolgens kan je hetzelfde doen voro de volgende P, dus Pnext</text:p>
      <text:p text:style-name="P7"><text:soft-page-break/><text:tab/>Pnext = 2*dy*xNEXT - 2*dx*yNEXT</text:p>
      <text:p text:style-name="P7">Pnext - P = <text:s text:c="2"/>(2*dy*xNEXT - 2*dx*yNEXT) - ( 2*dy*xk - 2*dx*yk)</text:p>
      <text:p text:style-name="P7"><text:tab/>= <text:span text:style-name="T9"><text:s/>2*dy</text:span>*xNEXT - <text:span text:style-name="T2">2*dx</text:span>*yNEXT - <text:s/><text:span text:style-name="T9">2*dy</text:span>*xk + <text:span text:style-name="T2">2*dx</text:span>*yk</text:p>
      <text:p text:style-name="P7"><text:tab/>= 2*dy(xNEXT - xk) - 2*dx(yNEXT -yk)</text:p>
      <text:p text:style-name="P8">dus dit is het <text:span text:style-name="T10">verschil</text:span><text:span text:style-name="T32"> in de beslisngs variabele, van hoe je die zou moeten veranderen in de volgende iteratie, je doet het eigeniljk altijd - de vorige.</text:span></text:p>
      <text:p text:style-name="P13">DUS</text:p>
      <text:p text:style-name="P8">pNEXT - pk = 2*dy(xNEXT - xk) - 2*dx(yNEXT - yk)</text:p>
      <text:p text:style-name="P8"/>
      <text:p text:style-name="P8">waneer je zegt next X dan is het altijd gewoon de volgende pixel, dus increment met 1 xNext = x + 1</text:p>
      <text:p text:style-name="P8">bij y next blijf je ofwel opdezelfde y of y+1 dus dit moet je beslissen. - decision variable zegt wat dit moet zijn dus.</text:p>
      <text:p text:style-name="P8"/>
      <text:p text:style-name="P8"><text:span text:style-name="T2">if pNEXT -pk kleiner dan 0,</text:span> blijf dan op dezelfde yk (hier doe je dus geen increment op y)</text:p>
      <text:p text:style-name="P8"><text:tab/>pNEXT = pk + 2*dy(xk+1-xk) - 2*dx(yk-yk)</text:p>
      <text:p text:style-name="P8"><text:tab/>dus</text:p>
      <text:p text:style-name="P8"><text:tab/>pNEXT = pk +2*dy </text:p>
      <text:p text:style-name="P8"><text:span text:style-name="T2">if pNEXT - pk groter dan of equal 0 </text:span>dan: (hier doe je wel een increment op y)</text:p>
      <text:p text:style-name="P8"><text:tab/>pNEXT = pk + 2*dy - 2*dx</text:p>
      <text:p text:style-name="P8"/>
      <text:p text:style-name="P8">pNEXT kanje dan scrhijven als pk+1</text:p>
      <text:p text:style-name="P8"/>
      <text:p text:style-name="P9">nu nog P initialiseren natuurlijk:</text:p>
      <text:p text:style-name="P9">dus weer</text:p>
      <text:p text:style-name="P9">pk = 2*dy*xk - 2*dx*yk + 2*dy + 2*dx*c - dx</text:p>
      <text:p text:style-name="P9">-&gt;</text:p>
      <text:p text:style-name="P9">p1 = 2*dy*x1 - 2*dx*y1 + 2*dy+2*dx*c - dx</text:p>
      <text:p text:style-name="P9">de lijnvergelijking etrug : y = mx+c, dus y1 = mx1 + c</text:p>
      <text:p text:style-name="P9">c = y1-dy/dx*x1</text:p>
      <text:p text:style-name="P9">we vullen nu c in</text:p>
      <text:p text:style-name="P9">p1 = 2*dy*x1 - 2*dx*y1 + 2*dy+2*dx*(y1-dy/dx*x1) - dx</text:p>
      <text:p text:style-name="P9">p1 = <text:span text:style-name="T2">2*dy*x1</text:span><text:span text:style-name="T9"> - 2*dx*y1</text:span> + 2*dy+<text:span text:style-name="T9">2*dx*y1</text:span><text:span text:style-name="T2">- 2*dy*x1</text:span> - dx</text:p>
      <text:p text:style-name="P9">p1 = 2*dy - dx</text:p>
      <text:p text:style-name="P10">het belangrijkste punt hier is dat we de volledige formule moeten gebruiken (+ de constante gedeelte dus).</text:p>
      <text:p text:style-name="P10"><text:line-break/><text:line-break/></text:p>
      <text:h text:style-name="P11" text:outline-level="1">CIRKEL</text:h>
      <text:p text:style-name="P16">cirkel tekenen met polar corinaten, stel je hebt een punt en je wilt daar een cirkel rond tekenen, uw cirkel heeft ook een specifieke radius r.</text:p>
      <text:p text:style-name="P16">stel je wilt een punt x,y op de circumference van die cirkel, hoe vind je die x, y?</text:p>
      <text:p text:style-name="P16">uw x = r * cos(theta)</text:p>
      <text:p text:style-name="P16">uw y = r*sin(theta)</text:p>
      <text:p text:style-name="P17">hier heb je de coordinaten uit, maar die zijn vanuit de origin (0,0) gemeten (in dit geval linksboven aan uw scherm).</text:p>
      <text:p text:style-name="P17">doorvoor moet je ook de centrum van uw cirkel toeveogen en krij gje</text:p>
      <text:p text:style-name="P17">x = xc + r*cos(theta)</text:p>
      <text:p text:style-name="P17">y = yc + r*sin(theta)</text:p>
      <text:p text:style-name="P17">theta is een graad van 0 - 360. door deze waarde aan te passen krijg je telkens de volgende pixel op de cirkel. -&gt; 360 punten in totaal omdat als je per graad een punt zal zetten. het kan zo zijn dat je hierdoor gaps hebt in uw cirkel omdat je maar 360 punten hebt.</text:p>
      <text:p text:style-name="P17">dit is 1 probleem ^, een ander is:</text:p>
      <text:p text:style-name="P17">de cirkel is niet smooth als je deze functie gebruikt, dus hij is in realiteit niet mooi recht als je hem tekent op de pixels, dit komt omdat sin en cos floating values returnen</text:p>
      <text:p text:style-name="P17">float arithmetic is alweer traag hier, dus flaots zijn slecht, hier ook dus enkel integers.</text:p>
      <text:p text:style-name="P17">in een cirkel op zo een graaf papier met coordinaten, als je 1 punt weet, weet je eigenlijk direct al waar dat punt komt in elk octant, want je hebt een cirkel -&gt; 8 punten.</text:p>
      <text:p text:style-name="P17">een cirkel is symetric in 8 delen. daarom moet je enke l 1/8ste berekenen en dan heb je al uw punten.</text:p>
      <text:p text:style-name="P18">bresenham kan hier a<text:tab/>fgeleid worden dmv pythagoras.</text:p>
      <text:p text:style-name="P18">dus</text:p>
      <text:p text:style-name="P18">radius is de lijn van de origin naar een rand van de cirkel r, </text:p>
      <text:p text:style-name="P18">als je een punt hebt op uw cirkel, op x en y, dan heb je ook die twee randen dan is </text:p>
      <text:p text:style-name="P18">x^2+y^2 = r^2 en x^2+y^2-r^2 = <text:s/>0 uw hoek tussen x en y gaat ook 90° voor dat juiste pu nt.</text:p>
      <text:p text:style-name="P18">en dus</text:p>
      <text:p text:style-name="P18">kan je hier een functie uit halen<text:span text:style-name="T10"> f(p) (waarbij p een punt is met x, y coordinaten) = x^2+y^2 -r^2 </text:span></text:p>
      <text:p text:style-name="P18">dit is de cirkel functie.</text:p>
      <text:p text:style-name="P18">wat weet je al, de radius natuurlijk van een cirkel. de andere twee dingen die je nodig hebt zijn x en y.</text:p>
      <text:p text:style-name="P19">vn 1 formule kan je geen 2 waardes krijgen -&gt; je moet een waarde gaan sampelen.</text:p>
      <text:p text:style-name="P19"><text:soft-page-break/>dus je start bv<text:span text:style-name="T32"> vul x in voor x := 1, 2, 3 ...</text:span></text:p>
      <text:p text:style-name="P19"><text:span text:style-name="T32">en je zoekt y. als je x samplet, is x altijd aan het vermeerderen., voor y, moet je kijken of je die moet veranderen of niet, door middel van een </text:span>beslissing.</text:p>
      <text:p text:style-name="P20">y kan je ook samplen, dan gaat y altijd naarboven en x gaat naar beneden, en je moet beslissen wanneer.</text:p>
      <text:p text:style-name="P20"><text:span text:style-name="T32">je moet dus telkens beslissen of y moet ge decrement moet worden of niet.</text:span></text:p>
      <text:p text:style-name="P20"><text:span text:style-name="T32">uw pixel war y hetzelfd blijft is </text:span>N (xk+1, yk) <text:span text:style-name="T32">of </text:span>S (xk+1, yk-1)<text:span text:style-name="T32"> hiertussen beslissen dus</text:span></text:p>
      <text:p text:style-name="P20"><text:span text:style-name="T32">je kan hier dan op basis van de radius beslissen me thet cetnrum van elke van die twee pixels, als het centrum buiten de radius ligt, of erbuiten ligt maakt niet per ce uit, wat wel uitmaakt is welke het dichtst bij die radius ligt. de binnen of erbuiten, N of S.</text:span></text:p>
      <text:p text:style-name="P21"><text:span text:style-name="T32">met die cirkel vergelijking is die ofwel groter of gelijk aan 0 of kleiner of gelijk aan 0, groter betekent dat die pixel er buiten ligt en kleiner betekent dat die binnen de cirkel ligt, degene die kleiner is kies je.</text:span></text:p>
      <text:p text:style-name="P21"><text:span text:style-name="T32">je vult die dus in als</text:span></text:p>
      <text:p text:style-name="P21"><text:span text:style-name="T32">f(N) = xk+1^2 +yk^2 -r^2 -&gt; positief resultaat</text:span></text:p>
      <text:p text:style-name="P21"><text:span text:style-name="T32">f(S) = xk+1^2 + yk-1^2-r^2 -&gt; negatief of gelijk aan <text:s/>0 resultaat</text:span></text:p>
      <text:p text:style-name="P21"><text:span text:style-name="T32">f(N) + f(S) = </text:span>kleine dan 0 dan is S groter en verder weg kies dus N</text:p>
      <text:p text:style-name="P21"><text:tab/> <text:s text:c="5"/>= groter of gelijk aan 0 dan is N <text:s/>verder weg dus S is dichter.</text:p>
      <text:p text:style-name="P25">dit is de beslissingsvariabele.</text:p>
      <text:p text:style-name="P25">Dk = f(N) + f(S) = <text:span text:style-name="T10">2(xk+1)^2 + yk^2 + (yk-1)^2 -2r^2</text:span></text:p>
      <text:p text:style-name="P26">nu moet je ook nog Dk+1 vinden (geel is wat er in het klein zou staan)</text:p>
      <text:p text:style-name="P26">Dk+1 = 2(x<text:span text:style-name="T3">k+1+1</text:span>)2 + yk-1^2+(y<text:span text:style-name="T3">k-1</text:span>-1)^2 - r^2 -( we sampelen nog steeds x)</text:p>
      <text:p text:style-name="P26"><text:tab/>= <text:s/>2(xk+2)^2 + yk-1^2+(yk-1-1)^2 - r^2 </text:p>
      <text:p text:style-name="P26">Dk+1 - Dk = (2(xk+2)^2 + yk-1^2+(y<text:span text:style-name="T3">k-1</text:span>-1)^2 - r^2 ) - (<text:span text:style-name="T11">2(xk+1)^2 + yk^2 + (yk-1)^2 -2r^2</text:span> )</text:p>
      <text:p text:style-name="P22"><text:span text:style-name="T32">Dk+ 1 - Dk = </text:span><text:span text:style-name="T33">(</text:span><text:span text:style-name="T32">2(xk+2)^2 + yk-1^2+(y</text:span><text:span text:style-name="T34">k-1</text:span><text:span text:style-name="T32">-1)^2 </text:span><text:span text:style-name="T35">- r^2</text:span><text:span text:style-name="T36">)</text:span><text:span text:style-name="T32"> - </text:span><text:span text:style-name="T33">(</text:span><text:span text:style-name="T46">2(xk+1)^2 </text:span><text:span text:style-name="T49">+</text:span><text:span text:style-name="T46"> yk^2 </text:span><text:span text:style-name="T49">+</text:span><text:span text:style-name="T46"> (yk-1)^2</text:span><text:span text:style-name="T49"> </text:span><text:span text:style-name="T48">- </text:span><text:span text:style-name="T47">2r^2</text:span><text:span text:style-name="T48">)</text:span><text:span text:style-name="T32"> </text:span></text:p>
      <text:p text:style-name="P23"><text:span text:style-name="T32">Dk+1 - Dk = </text:span><text:span text:style-name="T33">(</text:span><text:span text:style-name="T41">2(xk+2)^2 </text:span><text:span text:style-name="T32">+ yk-1^2+(y</text:span><text:span text:style-name="T34">k-1</text:span><text:span text:style-name="T32">-1)^2 </text:span><text:span text:style-name="T38">)</text:span><text:span text:style-name="T32"> - </text:span><text:span text:style-name="T33">(</text:span><text:span text:style-name="T46">2(xk+1)^2 </text:span><text:span text:style-name="T49">+</text:span><text:span text:style-name="T46"> yk^2 </text:span><text:span text:style-name="T49">+</text:span><text:span text:style-name="T46"> (yk-1)^2</text:span><text:span text:style-name="T49">)</text:span></text:p>
      <text:p text:style-name="P24"><text:span text:style-name="T32">2(xk+2)^2 = (2xk^2 + 8xk + 8)</text:span></text:p>
      <text:p text:style-name="P23"><text:span text:style-name="T32">Dk+1 - Dk = </text:span><text:span text:style-name="T33">(</text:span><text:span text:style-name="T42">2xk^2 + 8xk + 8</text:span><text:span text:style-name="T32">+ yk-1^2+(y</text:span><text:span text:style-name="T34">k-1</text:span><text:span text:style-name="T32">-1)^2 </text:span><text:span text:style-name="T38">)</text:span><text:span text:style-name="T32"> - </text:span><text:span text:style-name="T33">(</text:span><text:span text:style-name="T47">2(xk+1)^2 </text:span><text:span text:style-name="T49">+</text:span><text:span text:style-name="T46"> yk^2 </text:span><text:span text:style-name="T49">+</text:span><text:span text:style-name="T46"> (yk-1)^2</text:span><text:span text:style-name="T49">)</text:span></text:p>
      <text:p text:style-name="P24">2(xk + 1)^2 = 2xk + 4xk + 2</text:p>
      <text:p text:style-name="P23"><text:span text:style-name="T32">Dk+1 - Dk = </text:span><text:span text:style-name="T33">(</text:span><text:span text:style-name="T42">2xk^2 </text:span><text:span text:style-name="T38">+ 8xk + </text:span><text:span text:style-name="T42">8</text:span><text:span text:style-name="T39">+</text:span><text:span text:style-name="T32"> yk-1^2+(y</text:span><text:span text:style-name="T34">k-1</text:span><text:span text:style-name="T32">-1)^2 </text:span><text:span text:style-name="T38">)</text:span><text:span text:style-name="T32"> - </text:span><text:span text:style-name="T33">(</text:span><text:span text:style-name="T50">2xk^2</text:span><text:span text:style-name="T48"> + </text:span><text:span text:style-name="T50">4xk</text:span><text:span text:style-name="T48"> + </text:span><text:span text:style-name="T50">2</text:span><text:span text:style-name="T49">+</text:span><text:span text:style-name="T46"> yk^2 </text:span><text:span text:style-name="T49">+</text:span><text:span text:style-name="T46"> (yk-1)^2</text:span><text:span text:style-name="T49">)</text:span></text:p>
      <text:p text:style-name="P28"><text:span text:style-name="T32">Dk+1 - Dk = </text:span><text:span text:style-name="T33">(4</text:span><text:span text:style-name="T38">xk + 6</text:span><text:span text:style-name="T39">+</text:span><text:span text:style-name="T32"> yk-1^2+</text:span><text:span text:style-name="T35">(yk-1-1)^2 </text:span><text:span text:style-name="T38">)</text:span><text:span text:style-name="T32"> - </text:span><text:span text:style-name="T33">(</text:span><text:span text:style-name="T11">yk^2 </text:span><text:span text:style-name="T13">+</text:span><text:span text:style-name="T11"> (yk-1)^2</text:span><text:span text:style-name="T13">)</text:span></text:p>
      <text:p text:style-name="P27"><text:span text:style-name="T10">(y</text:span><text:span text:style-name="T14">k-1</text:span><text:span text:style-name="T10">-1)^2 = y</text:span><text:span text:style-name="T14">k-1</text:span><text:span text:style-name="T16">^2 -</text:span><text:span text:style-name="T17">2</text:span><text:span text:style-name="T16">y</text:span><text:span text:style-name="T14">k -1</text:span><text:span text:style-name="T17"> + 1</text:span></text:p>
      <text:p text:style-name="P29"><text:span text:style-name="T40">Dk+1 - Dk = </text:span><text:span text:style-name="T38">(4xk + 6</text:span><text:span text:style-name="T40">+ </text:span><text:span text:style-name="T43">yk-1^2+</text:span><text:span text:style-name="T27">yk-1^2</text:span><text:span text:style-name="T19"> -</text:span><text:span text:style-name="T17">2</text:span><text:span text:style-name="T19">y</text:span><text:span text:style-name="T15">k -1</text:span><text:span text:style-name="T17"> + 1</text:span><text:span text:style-name="T38">)</text:span><text:span text:style-name="T40"> - </text:span><text:span text:style-name="T38">(</text:span><text:span text:style-name="T18">yk^2 </text:span><text:span text:style-name="T19">+</text:span><text:span text:style-name="T18"> (yk-1)^2</text:span><text:span text:style-name="T19">)</text:span></text:p>
      <text:p text:style-name="P29"><text:span text:style-name="T40">Dk+1 - Dk = </text:span><text:span text:style-name="T38">(4xk + 6</text:span><text:span text:style-name="T40">+2</text:span><text:span text:style-name="T19">y</text:span><text:span text:style-name="T15">k-1</text:span><text:span text:style-name="T19">^2 -</text:span><text:span text:style-name="T17">2</text:span><text:span text:style-name="T19">y</text:span><text:span text:style-name="T15">k -1</text:span><text:span text:style-name="T17"> + 1</text:span><text:span text:style-name="T38">)</text:span><text:span text:style-name="T40"> - </text:span><text:span text:style-name="T38">(</text:span><text:span text:style-name="T18">yk^2 </text:span><text:span text:style-name="T19">+</text:span><text:span text:style-name="T18"> </text:span><text:span text:style-name="T24">(yk-1)^2</text:span><text:span text:style-name="T17">)</text:span></text:p>
      <text:p text:style-name="P30"><text:soft-page-break/><text:span text:style-name="T16">(yk-1)^2 = yk^2 - 2yk + 1</text:span></text:p>
      <text:p text:style-name="P29"><text:span text:style-name="T40">Dk+1 - Dk = </text:span><text:span text:style-name="T38">(4xk + 6</text:span><text:span text:style-name="T40">+2</text:span><text:span text:style-name="T19">y</text:span><text:span text:style-name="T15">k-1</text:span><text:span text:style-name="T19">^2 -</text:span><text:span text:style-name="T17">2</text:span><text:span text:style-name="T19">y</text:span><text:span text:style-name="T15">k -1</text:span><text:span text:style-name="T17"> + 1</text:span><text:span text:style-name="T38">)</text:span><text:span text:style-name="T40"> - </text:span><text:span text:style-name="T38">(</text:span><text:span text:style-name="T28">yk^2 </text:span><text:span text:style-name="T27">+</text:span><text:span text:style-name="T28"> </text:span><text:span text:style-name="T29">yk^2</text:span><text:span text:style-name="T17"> - 2yk + 1)</text:span></text:p>
      <text:p text:style-name="P29"><text:span text:style-name="T40">Dk+1 - Dk = </text:span><text:span text:style-name="T38">(4xk + 6</text:span><text:span text:style-name="T40">+2</text:span><text:span text:style-name="T19">y</text:span><text:span text:style-name="T15">k-1</text:span><text:span text:style-name="T19">^2 -</text:span><text:span text:style-name="T17">2</text:span><text:span text:style-name="T19">y</text:span><text:span text:style-name="T15">k -1</text:span><text:span text:style-name="T17"> </text:span><text:span text:style-name="T29">+ 1</text:span><text:span text:style-name="T38">)</text:span><text:span text:style-name="T40"> - </text:span><text:span text:style-name="T38">(</text:span><text:span text:style-name="T40">2</text:span><text:span text:style-name="T18">yk^2 </text:span><text:span text:style-name="T17"><text:s/>- 2yk </text:span><text:span text:style-name="T29">+ 1</text:span><text:span text:style-name="T17">)</text:span></text:p>
      <text:p text:style-name="P29"><text:span text:style-name="T40">Dk+1 - Dk = </text:span><text:span text:style-name="T38">(4xk + 6</text:span><text:span text:style-name="T40">+2</text:span><text:span text:style-name="T19">y</text:span><text:span text:style-name="T15">k-1</text:span><text:span text:style-name="T19">^2 -</text:span><text:span text:style-name="T17">2</text:span><text:span text:style-name="T19">y</text:span><text:span text:style-name="T15">k -1</text:span><text:span text:style-name="T38">)</text:span><text:span text:style-name="T40"> - </text:span><text:span text:style-name="T38">(</text:span><text:span text:style-name="T40">2</text:span><text:span text:style-name="T18">yk^2 </text:span><text:span text:style-name="T17"><text:s/>- 2yk)</text:span></text:p>
      <text:p text:style-name="P29"><text:span text:style-name="T40">Dk+1 - Dk = </text:span><text:span text:style-name="T38">4xk + 6</text:span><text:span text:style-name="T40">+2</text:span><text:span text:style-name="T19">y</text:span><text:span text:style-name="T15">k-1</text:span><text:span text:style-name="T19">^2 -</text:span><text:span text:style-name="T17">2</text:span><text:span text:style-name="T19">y</text:span><text:span text:style-name="T15">k -1</text:span><text:span text:style-name="T40"> - 2</text:span><text:span text:style-name="T18">yk^2 </text:span><text:span text:style-name="T17"><text:s/>+ 2yk</text:span></text:p>
      <text:p text:style-name="P30"><text:span text:style-name="T16">Dk+ 1 = Dk + </text:span><text:span text:style-name="T38">4xk + 6</text:span><text:span text:style-name="T39">+2</text:span><text:span text:style-name="T19">y</text:span><text:span text:style-name="T15">k-1</text:span><text:span text:style-name="T19">^2 -</text:span><text:span text:style-name="T16">2</text:span><text:span text:style-name="T19">y</text:span><text:span text:style-name="T15">k -1</text:span><text:span text:style-name="T39"> - 2</text:span><text:span text:style-name="T18">yk^2 </text:span><text:span text:style-name="T16"><text:s/>+ 2yk</text:span></text:p>
      <text:p text:style-name="P30"><text:span text:style-name="T16">dus als je de current Dk weet, weet je ook de volgende.</text:span></text:p>
      <text:p text:style-name="P30"><text:span text:style-name="T16">dus als Dk &lt; 0:</text:span><text:span text:style-name="T20"> (xk +1, yk)</text:span></text:p>
      <text:p text:style-name="P30"><text:span text:style-name="T16"><text:tab/>Dk+ 1 = Dk + </text:span><text:span text:style-name="T38">4xk + 6</text:span><text:span text:style-name="T39">+</text:span><text:span text:style-name="T41">2</text:span><text:span text:style-name="T27">yk^2</text:span><text:span text:style-name="T19"> -</text:span><text:span text:style-name="T16">2</text:span><text:span text:style-name="T19">y</text:span><text:span text:style-name="T15">k</text:span><text:span text:style-name="T39"> -</text:span><text:span text:style-name="T41"> 2</text:span><text:span text:style-name="T28">yk^2 </text:span><text:span text:style-name="T16"><text:s/>+ 2yk</text:span></text:p>
      <text:p text:style-name="P31"><text:span text:style-name="T16"><text:tab/></text:span><text:span text:style-name="T17">Dk+ 1 = Dk + </text:span><text:span text:style-name="T38">4xk + 6</text:span><text:span text:style-name="T39"> </text:span><text:span text:style-name="T22">-</text:span><text:span text:style-name="T26"> </text:span><text:span text:style-name="T25">2</text:span><text:span text:style-name="T22">yk</text:span><text:span text:style-name="T17">+</text:span><text:span text:style-name="T25"> 2yk</text:span></text:p>
      <text:p text:style-name="P31"><text:span text:style-name="T17"><text:tab/> Dk+ 1 = Dk + </text:span><text:span text:style-name="T38">4xk + 6</text:span></text:p>
      <text:p text:style-name="P31"><text:span text:style-name="T38">a</text:span><text:span text:style-name="T39">ls Dk &gt;= 0: (xk+1, y k-1)</text:span></text:p>
      <text:p text:style-name="P31"><text:span text:style-name="T39"><text:tab/></text:span><text:span text:style-name="T17">Dk+ 1 = Dk + </text:span><text:span text:style-name="T38">4xk + 6</text:span><text:span text:style-name="T40">+2</text:span><text:span text:style-name="T39">(</text:span><text:span text:style-name="T19">y</text:span><text:span text:style-name="T15">k</text:span><text:span text:style-name="T19">-1</text:span><text:span text:style-name="T16">)</text:span><text:span text:style-name="T19">^2 -</text:span><text:span text:style-name="T17">2</text:span><text:span text:style-name="T16">(</text:span><text:span text:style-name="T19">y</text:span><text:span text:style-name="T15">k </text:span><text:span text:style-name="T19">-1</text:span><text:span text:style-name="T16">)</text:span><text:span text:style-name="T40"> - 2</text:span><text:span text:style-name="T18">yk^2 </text:span><text:span text:style-name="T17"><text:s/>+ 2yk</text:span></text:p>
      <text:p text:style-name="P31"><text:span text:style-name="T17"><text:tab/>Dk+ 1 = Dk + </text:span><text:span text:style-name="T38">4xk </text:span><text:span text:style-name="T45">+ 6</text:span><text:span text:style-name="T40">+2</text:span><text:span text:style-name="T39">(</text:span><text:span text:style-name="T19">y</text:span><text:span text:style-name="T15">k</text:span><text:span text:style-name="T19">-1</text:span><text:span text:style-name="T16">)</text:span><text:span text:style-name="T19">^2 </text:span><text:span text:style-name="T27">-</text:span><text:span text:style-name="T29">2</text:span><text:span text:style-name="T27">yk</text:span><text:span text:style-name="T15"> </text:span><text:span text:style-name="T31">+ 2</text:span><text:span text:style-name="T44"> </text:span><text:span text:style-name="T40">- 2</text:span><text:span text:style-name="T18">yk^2 </text:span><text:span text:style-name="T17"><text:s/>+ </text:span><text:span text:style-name="T29">2yk</text:span></text:p>
      <text:p text:style-name="P31"><text:span text:style-name="T17"><text:tab/>Dk+ 1 = Dk + </text:span><text:span text:style-name="T38">4xk +</text:span><text:span text:style-name="T42"> </text:span><text:span text:style-name="T41">8</text:span><text:span text:style-name="T37">+2</text:span><text:span text:style-name="T22">yk^2</text:span><text:span text:style-name="T16"> -4yk </text:span><text:span text:style-name="T30">+2 </text:span><text:span text:style-name="T40">- </text:span><text:span text:style-name="T37">2</text:span><text:span text:style-name="T24">yk^2</text:span></text:p>
      <text:p text:style-name="P31"><text:span text:style-name="T18"><text:tab/></text:span><text:span text:style-name="T17">Dk+ 1 = Dk </text:span><text:span text:style-name="T25">+ </text:span><text:span text:style-name="T36">4xk</text:span><text:span text:style-name="T38"> + </text:span><text:span text:style-name="T39">10</text:span><text:span text:style-name="T26">-4yk</text:span></text:p>
      <text:p text:style-name="P31"><text:span text:style-name="T16"><text:tab/></text:span><text:span text:style-name="T17">Dk+ 1 = Dk + </text:span><text:span text:style-name="T38">4</text:span><text:span text:style-name="T39">(</text:span><text:span text:style-name="T38">xk</text:span><text:span text:style-name="T39"> - yk)</text:span><text:span text:style-name="T38"> + </text:span><text:span text:style-name="T39">10</text:span></text:p>
      <text:p text:style-name="P32">nu ook nog initialiseren voor dat we verder kunnen -&gt; xk = 0, yk = r</text:p>
      <text:p text:style-name="P32">Dk = <text:span text:style-name="T11">2(xk+1)^2 + yk^2 + (yk-1)^2 -2r^2</text:span></text:p>
      <text:p text:style-name="P32"><text:span text:style-name="T11">D</text:span><text:span text:style-name="T10">0 = </text:span><text:span text:style-name="T11">2(</text:span><text:span text:style-name="T10">0</text:span><text:span text:style-name="T11">+1)^2 + yk^2 + (yk-1)^2 -2r^2</text:span></text:p>
      <text:p text:style-name="P32"><text:span text:style-name="T11">D0 = </text:span><text:span text:style-name="T10">2 </text:span><text:span text:style-name="T11">+ </text:span><text:span text:style-name="T10">r</text:span><text:span text:style-name="T11">^2 + (</text:span><text:span text:style-name="T10">r</text:span><text:span text:style-name="T11">-1)^2 -2r^2</text:span></text:p>
      <text:p text:style-name="P32"><text:span text:style-name="T11">D0 = 2 </text:span><text:span text:style-name="T24">+ r^2 + r^2</text:span><text:span text:style-name="T26"> </text:span><text:span text:style-name="T11">-</text:span><text:span text:style-name="T10"> 2r + 1 </text:span><text:span text:style-name="T24">-2r^2</text:span></text:p>
      <text:p text:style-name="P33"><text:span text:style-name="T11">D0 = 2 - 2r + 1</text:span></text:p>
      <text:p text:style-name="P33"><text:span text:style-name="T11">D0 = </text:span><text:span text:style-name="T10">3</text:span><text:span text:style-name="T11"> - 2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20T12:13:14.634806085</meta:creation-date>
    <dc:date>2026-02-21T13:05:22.591855860</dc:date>
    <meta:editing-duration>PT55M28S</meta:editing-duration>
    <meta:editing-cycles>6</meta:editing-cycles>
    <meta:generator>LibreOffice/24.2.7.2$Linux_X86_64 LibreOffice_project/420$Build-2</meta:generator>
    <meta:document-statistic meta:table-count="0" meta:image-count="0" meta:object-count="0" meta:page-count="5" meta:paragraph-count="133" meta:word-count="1809" meta:character-count="8470" meta:non-whitespace-character-count="6741"/>
  </office:meta>
</office:document-meta>
</file>